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monospace" svg:font-family="monospac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 style:list-style-name="L8"/>
    <style:style style:name="P4" style:family="paragraph" style:parent-style-name="Preformatted_20_Text" style:list-style-name="L8">
      <style:paragraph-properties fo:margin-top="0cm" fo:margin-bottom="0.499cm" style:contextual-spacing="false"/>
    </style:style>
    <style:style style:name="P5" style:family="paragraph" style:parent-style-name="Preformatted_20_Text" style:list-style-name="L12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 style:list-style-name="L13">
      <style:paragraph-properties fo:margin-top="0cm" fo:margin-bottom="0.499cm" style:contextual-spacing="false"/>
    </style:style>
    <style:style style:name="P8" style:family="paragraph" style:parent-style-name="Preformatted_20_Text" style:list-style-name="L14"/>
    <style:style style:name="P9" style:family="paragraph" style:parent-style-name="Preformatted_20_Text" style:list-style-name="L14">
      <style:text-properties officeooo:paragraph-rsid="0005ac4e"/>
    </style:style>
    <style:style style:name="P10" style:family="paragraph" style:parent-style-name="Preformatted_20_Text" style:list-style-name="L15"/>
    <style:style style:name="P11" style:family="paragraph" style:parent-style-name="Preformatted_20_Text" style:list-style-name="L15">
      <style:paragraph-properties fo:margin-top="0cm" fo:margin-bottom="0.499cm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6">
      <style:paragraph-properties fo:margin-top="0cm" fo:margin-bottom="0cm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paragraph-properties fo:margin-top="0cm" fo:margin-bottom="0cm" style:contextual-spacing="false"/>
    </style:style>
    <style:style style:name="P34" style:family="paragraph" style:parent-style-name="Text_20_body" style:list-style-name="L12"/>
    <style:style style:name="P35" style:family="paragraph" style:parent-style-name="Text_20_body" style:list-style-name="L12">
      <style:paragraph-properties fo:margin-top="0cm" fo:margin-bottom="0cm" style:contextual-spacing="false"/>
    </style:style>
    <style:style style:name="P36" style:family="paragraph" style:parent-style-name="Text_20_body" style:list-style-name="L13"/>
    <style:style style:name="P37" style:family="paragraph" style:parent-style-name="Text_20_body" style:list-style-name="L13">
      <style:paragraph-properties fo:margin-top="0cm" fo:margin-bottom="0cm" style:contextual-spacing="false"/>
    </style:style>
    <style:style style:name="P38" style:family="paragraph" style:parent-style-name="Text_20_body" style:list-style-name="L14"/>
    <style:style style:name="P39" style:family="paragraph" style:parent-style-name="Text_20_body" style:list-style-name="L14">
      <style:paragraph-properties fo:margin-top="0cm" fo:margin-bottom="0cm" style:contextual-spacing="false"/>
    </style:style>
    <style:style style:name="P40" style:family="paragraph" style:parent-style-name="Text_20_body" style:list-style-name="L15"/>
    <style:style style:name="P41" style:family="paragraph" style:parent-style-name="Text_20_body" style:list-style-name="L16"/>
    <style:style style:name="P42" style:family="paragraph" style:parent-style-name="Text_20_body" style:list-style-name="L16">
      <style:paragraph-properties fo:margin-top="0cm" fo:margin-bottom="0cm" style:contextual-spacing="false"/>
    </style:style>
    <style:style style:name="T1" style:family="text">
      <style:text-properties officeooo:rsid="0005ac4e"/>
    </style:style>
    <style:style style:name="T2" style:family="text">
      <style:text-properties fo:font-variant="normal" fo:text-transform="none" fo:color="#a2fca2" loext:opacity="100%" style:font-name="Consolas" fo:font-size="9pt" fo:letter-spacing="normal" fo:font-style="normal" fo:font-weight="normal"/>
    </style:style>
    <style:style style:name="T3" style:family="text">
      <style:text-properties fo:font-variant="normal" fo:text-transform="none" fo:color="#a2fca2" loext:opacity="100%" fo:font-size="9pt" fo:letter-spacing="normal" fo:font-style="normal" fo:font-weight="normal"/>
    </style:style>
    <style:style style:name="T4" style:family="text">
      <style:text-properties fo:font-variant="normal" fo:text-transform="none" fo:color="#a2fca2" loext:opacity="100%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ipeline Documentation: FastAPI SQL Query Optimization and Execution Service</text:h>
      <text:h text:style-name="Heading_20_2" text:outline-level="2">Overview</text:h>
      <text:p text:style-name="Text_20_body">This pipeline is designed to process user queries, convert them into optimized SQL statements using Google's Gemini AI API, and execute them on a PostgreSQL database. The results are then returned to the user. It combines advanced AI capabilities with robust database interaction to streamline query generation and execution.</text:p>
      <text:p text:style-name="Horizontal_20_Line"/>
      <text:h text:style-name="Heading_20_2" text:outline-level="2">Pipeline Architecture</text:h>
      <text:h text:style-name="Heading_20_3" text:outline-level="3">1. <text:span text:style-name="Strong_20_Emphasis">User Query Input</text:span></text:h>
      <text:list xml:id="list4139583527" text:style-name="L1">
        <text:list-item>
          <text:p text:style-name="P13"><text:span text:style-name="Strong_20_Emphasis">Endpoint</text:span>: <text:span text:style-name="Source_20_Text">/query</text:span> </text:p>
        </text:list-item>
        <text:list-item>
          <text:p text:style-name="P12"><text:span text:style-name="Strong_20_Emphasis">Request</text:span>: Users provide their query as a JSON payload in the form: </text:p>
          <text:p text:style-name="P1"><text:span text:style-name="Source_20_Text">{</text:span></text:p>
          <text:p text:style-name="P1"><text:span text:style-name="Source_20_Text"><text:s text:c="4"/>"query": "&lt;user's natural language query&gt;"</text:span></text:p>
          <text:p text:style-name="P2"><text:span text:style-name="Source_20_Text">}</text:span></text:p>
        </text:list-item>
      </text:list>
      <text:h text:style-name="Heading_20_3" text:outline-level="3">2. <text:span text:style-name="Strong_20_Emphasis">Table Schema Retrieval</text:span></text:h>
      <text:p text:style-name="Text_20_body">Before processing user queries, the pipeline fetches the list of table names from the PostgreSQL database schema:</text:p>
      <text:list xml:id="list2360822006" text:style-name="L2">
        <text:list-item>
          <text:p text:style-name="P15"><text:span text:style-name="Strong_20_Emphasis">Function</text:span>: <text:span text:style-name="Source_20_Text">get_table_names(db_config)</text:span> </text:p>
        </text:list-item>
        <text:list-item>
          <text:p text:style-name="P14"><text:span text:style-name="Strong_20_Emphasis">Purpose</text:span>: Identify available tables in the database to ensure accurate SQL generation. </text:p>
        </text:list-item>
      </text:list>
      <text:h text:style-name="Heading_20_3" text:outline-level="3">3. <text:span text:style-name="Strong_20_Emphasis">SQL Query Generation</text:span></text:h>
      <text:list xml:id="list1402390009" text:style-name="L3">
        <text:list-item>
          <text:p text:style-name="P17"><text:span text:style-name="Strong_20_Emphasis">Function</text:span>: <text:span text:style-name="Source_20_Text">generate_sql_query(user_query, table_names)</text:span> </text:p>
        </text:list-item>
        <text:list-item>
          <text:p text:style-name="P17"><text:span text:style-name="Strong_20_Emphasis">Steps</text:span>: </text:p>
          <text:list>
            <text:list-item>
              <text:p text:style-name="P17">Configures and initializes the Gemini API using the API key from environment variables. </text:p>
            </text:list-item>
            <text:list-item>
              <text:p text:style-name="P17">Prepares a structured prompt including the database schema (table names) and user query. </text:p>
            </text:list-item>
            <text:list-item>
              <text:p text:style-name="P17">Sends the prompt to the Gemini model (<text:span text:style-name="Source_20_Text">gemini-1.5-pro</text:span>). </text:p>
            </text:list-item>
            <text:list-item>
              <text:p text:style-name="P17">Parses the response to extract the generated SQL query in JSON format. </text:p>
            </text:list-item>
            <text:list-item>
              <text:p text:style-name="P16">If the response is invalid or no query can be generated, returns an appropriate message. </text:p>
            </text:list-item>
          </text:list>
        </text:list-item>
      </text:list>
      <text:h text:style-name="Heading_20_3" text:outline-level="3">4. <text:span text:style-name="Strong_20_Emphasis">Query Execution</text:span></text:h>
      <text:list xml:id="list1875110157" text:style-name="L4">
        <text:list-item>
          <text:p text:style-name="P19"><text:span text:style-name="Strong_20_Emphasis">Function</text:span>: <text:span text:style-name="Source_20_Text">execute_query(query)</text:span> </text:p>
        </text:list-item>
        <text:list-item>
          <text:p text:style-name="P19"><text:span text:style-name="Strong_20_Emphasis">Steps</text:span>: </text:p>
          <text:list>
            <text:list-item>
              <text:p text:style-name="P19"><text:soft-page-break/>Connects to the PostgreSQL database using credentials from environment variables. </text:p>
            </text:list-item>
            <text:list-item>
              <text:p text:style-name="P19">Executes the generated SQL query. </text:p>
            </text:list-item>
            <text:list-item>
              <text:p text:style-name="P19">Fetches and returns the query results. </text:p>
            </text:list-item>
            <text:list-item>
              <text:p text:style-name="P18">Handles exceptions and provides error details when execution fails. </text:p>
            </text:list-item>
          </text:list>
        </text:list-item>
      </text:list>
      <text:h text:style-name="Heading_20_3" text:outline-level="3">5. <text:span text:style-name="Strong_20_Emphasis">Response to User</text:span></text:h>
      <text:p text:style-name="Text_20_body">The final response to the user contains:</text:p>
      <text:list xml:id="list1764162225" text:style-name="L5">
        <text:list-item>
          <text:p text:style-name="P21">The optimized SQL query. </text:p>
        </text:list-item>
        <text:list-item>
          <text:p text:style-name="P20">The results fetched from the database. </text:p>
        </text:list-item>
      </text:list>
      <text:p text:style-name="Horizontal_20_Line"/>
      <text:h text:style-name="Heading_20_2" text:outline-level="2">Code Components</text:h>
      <text:h text:style-name="Heading_20_3" text:outline-level="3">1. <text:span text:style-name="Strong_20_Emphasis">Environment Setup</text:span></text:h>
      <text:p text:style-name="Text_20_body">The pipeline uses a <text:span text:style-name="Source_20_Text">.env</text:span> file to manage sensitive configuration details such as:</text:p>
      <text:list xml:id="list1838527809" text:style-name="L6">
        <text:list-item>
          <text:p text:style-name="P23"><text:span text:style-name="Source_20_Text">DB_NAME</text:span> </text:p>
        </text:list-item>
        <text:list-item>
          <text:p text:style-name="P23"><text:span text:style-name="Source_20_Text">DB_USER</text:span> </text:p>
        </text:list-item>
        <text:list-item>
          <text:p text:style-name="P23"><text:span text:style-name="Source_20_Text">DB_PASSWORD</text:span> </text:p>
        </text:list-item>
        <text:list-item>
          <text:p text:style-name="P23"><text:span text:style-name="Source_20_Text">DB_HOST</text:span> </text:p>
        </text:list-item>
        <text:list-item>
          <text:p text:style-name="P23"><text:span text:style-name="Source_20_Text">DB_PORT</text:span> </text:p>
        </text:list-item>
        <text:list-item>
          <text:p text:style-name="P22"><text:span text:style-name="Source_20_Text">API_KEY</text:span> (for Gemini AI API) </text:p>
        </text:list-item>
      </text:list>
      <text:h text:style-name="Heading_20_3" text:outline-level="3">2. <text:span text:style-name="Strong_20_Emphasis">API Initialization</text:span></text:h>
      <text:list xml:id="list719726235" text:style-name="L7">
        <text:list-item>
          <text:p text:style-name="P25"><text:span text:style-name="Strong_20_Emphasis">Framework</text:span>: FastAPI </text:p>
        </text:list-item>
        <text:list-item>
          <text:p text:style-name="P25"><text:span text:style-name="Strong_20_Emphasis">Routes</text:span>: </text:p>
          <text:list>
            <text:list-item>
              <text:p text:style-name="P24"><text:span text:style-name="Source_20_Text">/query</text:span> (POST): Processes user queries and returns results. </text:p>
            </text:list-item>
          </text:list>
        </text:list-item>
      </text:list>
      <text:h text:style-name="Heading_20_3" text:outline-level="3">3. <text:span text:style-name="Strong_20_Emphasis">Gemini API Integration</text:span></text:h>
      <text:list xml:id="list372701839" text:style-name="L8">
        <text:list-item>
          <text:p text:style-name="P27"><text:span text:style-name="Strong_20_Emphasis">Model</text:span>: <text:span text:style-name="Source_20_Text">gemini-1.5-pro</text:span> </text:p>
        </text:list-item>
        <text:list-item>
          <text:p text:style-name="P26"><text:span text:style-name="Strong_20_Emphasis">Configuration</text:span>: </text:p>
          <text:p text:style-name="P3"><text:span text:style-name="Source_20_Text">generation_config = GenerationConfig(</text:span></text:p>
          <text:p text:style-name="P3"><text:span text:style-name="Source_20_Text"><text:s text:c="4"/>response_mime_type="application/json",</text:span></text:p>
          <text:p text:style-name="P3"><text:span text:style-name="Source_20_Text"><text:s text:c="4"/>temperature=0,</text:span></text:p>
          <text:p text:style-name="P3"><text:span text:style-name="Source_20_Text"><text:s text:c="4"/>top_k=10,</text:span></text:p>
          <text:p text:style-name="P3"><text:span text:style-name="Source_20_Text"><text:s text:c="4"/>top_p=0.01,</text:span></text:p>
          <text:p text:style-name="P4"><text:span text:style-name="Source_20_Text">)</text:span></text:p>
        </text:list-item>
        <text:list-item>
          <text:p text:style-name="P26"><text:span text:style-name="Strong_20_Emphasis">Prompt Structure</text:span>: The prompt provides context, user query, and available table names, ensuring the model generates an optimized SQL statement. </text:p>
        </text:list-item>
      </text:list>
      <text:h text:style-name="Heading_20_3" text:outline-level="3">4. <text:span text:style-name="Strong_20_Emphasis">Database Interaction</text:span></text:h>
      <text:list xml:id="list2086719117" text:style-name="L9">
        <text:list-item>
          <text:p text:style-name="P29"><text:span text:style-name="Strong_20_Emphasis">Library</text:span>: <text:span text:style-name="Source_20_Text">psycopg2</text:span> </text:p>
        </text:list-item>
        <text:list-item>
          <text:p text:style-name="P28"><text:soft-page-break/><text:span text:style-name="Strong_20_Emphasis">Cursor Type</text:span>: <text:span text:style-name="Source_20_Text">RealDictCursor</text:span> (returns query results as dictionaries for easy JSON serialization). </text:p>
        </text:list-item>
      </text:list>
      <text:h text:style-name="Heading_20_3" text:outline-level="3">5. <text:span text:style-name="Strong_20_Emphasis">Error Handling</text:span></text:h>
      <text:list xml:id="list190544124" text:style-name="L10">
        <text:list-item>
          <text:p text:style-name="P31"><text:span text:style-name="Strong_20_Emphasis">Invalid SQL Query</text:span>: Returns a message indicating failure to generate a query. </text:p>
        </text:list-item>
        <text:list-item>
          <text:p text:style-name="P31"><text:span text:style-name="Strong_20_Emphasis">Database Errors</text:span>: Captures exceptions and returns detailed error messages. </text:p>
        </text:list-item>
        <text:list-item>
          <text:p text:style-name="P30"><text:span text:style-name="Strong_20_Emphasis">API Errors</text:span>: Logs errors and sends HTTP 500 responses with details. </text:p>
        </text:list-item>
      </text:list>
      <text:p text:style-name="Horizontal_20_Line"/>
      <text:h text:style-name="Heading_20_2" text:outline-level="2">Deployment Instructions</text:h>
      <text:h text:style-name="Heading_20_3" text:outline-level="3">Prerequisites</text:h>
      <text:list xml:id="list2362072844" text:style-name="L11">
        <text:list-item>
          <text:p text:style-name="P33">Python 3.8+ </text:p>
        </text:list-item>
        <text:list-item>
          <text:p text:style-name="P33">PostgreSQL Database </text:p>
        </text:list-item>
        <text:list-item>
          <text:p text:style-name="P33">Gemini API Key <text:span text:style-name="T1">(Now used free Tier provided from gemini , for advanced usage need paid key).</text:span></text:p>
        </text:list-item>
        <text:list-item>
          <text:p text:style-name="P32"><text:span text:style-name="Source_20_Text">.env</text:span> file with all required configurations. </text:p>
        </text:list-item>
      </text:list>
      <text:h text:style-name="Heading_20_3" text:outline-level="3">Installation</text:h>
      <text:list xml:id="list404156015" text:style-name="L12">
        <text:list-header>
          <text:p text:style-name="P35"/>
        </text:list-header>
        <text:list-item>
          <text:p text:style-name="P34">Install dependencies: </text:p>
          <text:p text:style-name="P5"><text:span text:style-name="Source_20_Text">pip install -r requirements.txt</text:span></text:p>
        </text:list-item>
        <text:list-item>
          <text:p text:style-name="P35">Set up the <text:span text:style-name="Source_20_Text">.env</text:span> file with the necessary variables. </text:p>
        </text:list-item>
        <text:list-item>
          <text:p text:style-name="P34">Start the FastAPI application: </text:p>
          <text:p text:style-name="P5"><text:span text:style-name="Source_20_Text">uvicorn </text:span><text:span text:style-name="Source_20_Text"><text:span text:style-name="T1">pipeline</text:span></text:span><text:span text:style-name="Source_20_Text">:app --reload</text:span></text:p>
        </text:list-item>
      </text:list>
      <text:p text:style-name="Horizontal_20_Line"/>
      <text:h text:style-name="Heading_20_2" text:outline-level="2">Example Workflow</text:h>
      <text:h text:style-name="Heading_20_3" text:outline-level="3">Request</text:h>
      <text:p text:style-name="Preformatted_20_Text"><text:span text:style-name="Source_20_Text">POST /query</text:span></text:p>
      <text:p text:style-name="Preformatted_20_Text"><text:span text:style-name="Source_20_Text">{</text:span></text:p>
      <text:p text:style-name="Preformatted_20_Text"><text:span text:style-name="Source_20_Text"><text:s text:c="4"/>"query": "Show the top 5 employees by salary"</text:span></text:p>
      <text:p text:style-name="P6"><text:span text:style-name="Source_20_Text">}</text:span></text:p>
      <text:h text:style-name="Heading_20_3" text:outline-level="3">Steps</text:h>
      <text:list xml:id="list4111401374" text:style-name="L13">
        <text:list-item>
          <text:p text:style-name="P37">Retrieve available table names: <text:span text:style-name="Source_20_Text">["employees", "departments"]</text:span>. </text:p>
        </text:list-item>
        <text:list-item>
          <text:p text:style-name="P36">Generate SQL query: </text:p>
          <text:p text:style-name="P7"><text:span text:style-name="Source_20_Text">SELECT * FROM employees ORDER BY salary DESC LIMIT 5;</text:span></text:p>
        </text:list-item>
        <text:list-item>
          <text:p text:style-name="P37">Execute the SQL query on the PostgreSQL database. </text:p>
        </text:list-item>
        <text:list-item>
          <text:p text:style-name="P36">Return the results to the user. </text:p>
        </text:list-item>
      </text:list>
      <text:h text:style-name="Heading_20_3" text:outline-level="3"><text:soft-page-break/>Response</text:h>
      <text:p text:style-name="Preformatted_20_Text"><text:span text:style-name="Source_20_Text">{</text:span></text:p>
      <text:p text:style-name="Preformatted_20_Text"><text:span text:style-name="Source_20_Text"><text:s text:c="4"/>"query": "SELECT * FROM employees ORDER BY salary DESC LIMIT 5;",</text:span></text:p>
      <text:p text:style-name="Preformatted_20_Text"><text:span text:style-name="Source_20_Text"><text:s text:c="4"/>"results": [</text:span></text:p>
      <text:p text:style-name="Preformatted_20_Text"><text:span text:style-name="Source_20_Text"><text:s text:c="8"/>{"id": 1, "name": "John Doe", "salary": 100000},</text:span></text:p>
      <text:p text:style-name="Preformatted_20_Text"><text:span text:style-name="Source_20_Text"><text:s text:c="8"/>{"id": 2, "name": "Jane Smith", "salary": 95000},</text:span></text:p>
      <text:p text:style-name="Preformatted_20_Text"><text:span text:style-name="Source_20_Text"><text:s text:c="8"/>...</text:span></text:p>
      <text:p text:style-name="Preformatted_20_Text"><text:span text:style-name="Source_20_Text"><text:s text:c="4"/>]</text:span></text:p>
      <text:p text:style-name="P6"><text:span text:style-name="Source_20_Text">}</text:span></text:p>
      <text:p text:style-name="Horizontal_20_Line"/>
      <text:h text:style-name="Heading_20_2" text:outline-level="2">Error Handling Examples</text:h>
      <text:h text:style-name="Heading_20_3" text:outline-level="3">Invalid User Query</text:h>
      <text:list xml:id="list1416078733" text:style-name="L14">
        <text:list-item>
          <text:p text:style-name="P39"><text:span text:style-name="Strong_20_Emphasis">Request</text:span>: <text:span text:style-name="Source_20_Text">"Give me the list of planets"</text:span> </text:p>
        </text:list-item>
        <text:list-item>
          <text:p text:style-name="P38"><text:span text:style-name="Strong_20_Emphasis">Response</text:span>: </text:p>
        </text:list-item>
        <text:list-item>
          <text:p text:style-name="P8"><text:span text:style-name="Source_20_Text"><text:span text:style-name="T5">{ "detail": "Request query not found in the database" }</text:span></text:span></text:p>
        </text:list-item>
      </text:list>
      <text:h text:style-name="Heading_20_3" text:outline-level="3">Database Connection Failure</text:h>
      <text:list xml:id="list3230614116" text:style-name="L15">
        <text:list-item>
          <text:p text:style-name="P40"><text:span text:style-name="Strong_20_Emphasis">Response</text:span>: </text:p>
          <text:p text:style-name="P10"><text:span text:style-name="Source_20_Text">{</text:span></text:p>
          <text:p text:style-name="P10"><text:span text:style-name="Source_20_Text"><text:s text:c="4"/>"detail": "Database connection error: could not connect to the server."</text:span></text:p>
          <text:p text:style-name="P11"><text:span text:style-name="Source_20_Text">}</text:span></text:p>
        </text:list-item>
      </text:list>
      <text:p text:style-name="Horizontal_20_Line"/>
      <text:h text:style-name="Heading_20_2" text:outline-level="2">Future Enhancements</text:h>
      <text:list xml:id="list1065197960" text:style-name="L16">
        <text:list-item>
          <text:p text:style-name="P42"><text:span text:style-name="Strong_20_Emphasis">Authentication</text:span>: Add user authentication for secure access. </text:p>
        </text:list-item>
        <text:list-item>
          <text:p text:style-name="P42"><text:span text:style-name="Strong_20_Emphasis">Schema Exploration</text:span>: Extend support for complex schemas with joins. <text:span text:style-name="T1">( Now the solution is able to use JOINS in SQL to connect tables, can add some advanced techniques in the pipeline.)</text:span></text:p>
        </text:list-item>
        <text:list-item>
          <text:p text:style-name="P42"><text:span text:style-name="Strong_20_Emphasis">Caching</text:span>: Implement query caching for frequently accessed data. </text:p>
        </text:list-item>
        <text:list-item>
          <text:p text:style-name="P41"><text:span text:style-name="Strong_20_Emphasis">UI</text:span>: Develop a user-friendly web interface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21:24:05.939010992</meta:creation-date>
    <dc:date>2024-12-21T21:32:56.571814439</dc:date>
    <meta:editing-duration>PT8M51S</meta:editing-duration>
    <meta:editing-cycles>1</meta:editing-cycles>
    <meta:document-statistic meta:table-count="0" meta:image-count="0" meta:object-count="0" meta:page-count="4" meta:paragraph-count="111" meta:word-count="672" meta:character-count="4341" meta:non-whitespace-character-count="3732"/>
    <meta:generator>LibreOffice/7.3.7.2$Linux_X86_64 LibreOffice_project/30$Build-2</meta:generator>
  </office:meta>
</office:document-meta>
</file>